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3.5cm" svg:height="1cm" svg:x="2cm" svg:y="2cm">
          <text:p text:style-name="P1"><text:span text:style-name="T1">Difference of Gaussi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5cm" svg:height="1cm" svg:x="6.5cm" svg:y="2cm">
          <text:p text:style-name="P1"><text:span text:style-name="T1">Contrast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5cm" svg:height="1cm" svg:x="11cm" svg:y="2cm">
          <text:p text:style-name="P1"><text:span text:style-name="T1">Find extrem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5cm" svg:height="1cm" svg:x="2cm" svg:y="4.5cm">
          <text:p text:style-name="P1"><text:span text:style-name="T1">Edge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5cm" svg:height="1cm" svg:x="6.5cm" svg:y="4.5cm">
          <text:p text:style-name="P1"><text:span text:style-name="T1">Sub-pixel localis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5.5cm" svg:y1="2.5cm" svg:x2="6.5cm" svg:y2="2.5cm" draw:start-shape="id1" draw:start-glue-point="7" draw:end-shape="id2" draw:end-glue-point="5" svg:d="m5500 2500h1000">
          <text:p/>
        </draw:connector>
        <draw:connector draw:style-name="gr2" draw:text-style-name="P2" draw:layer="layout" draw:type="line" svg:x1="10cm" svg:y1="2.5cm" svg:x2="11cm" svg:y2="2.5cm" draw:start-shape="id2" draw:start-glue-point="7" draw:end-shape="id3" draw:end-glue-point="5" svg:d="m10000 2500h1000">
          <text:p/>
        </draw:connector>
        <draw:connector draw:style-name="gr2" draw:text-style-name="P2" draw:layer="layout" draw:type="line" svg:x1="5.5cm" svg:y1="5cm" svg:x2="6.5cm" svg:y2="5cm" draw:start-shape="id4" draw:start-glue-point="7" draw:end-shape="id5" draw:end-glue-point="5" svg:d="m5500 5000h1000">
          <text:p/>
        </draw:connector>
        <draw:connector draw:style-name="gr2" draw:text-style-name="P2" draw:layer="layout" svg:x1="14.5cm" svg:y1="2.5cm" svg:x2="3.75cm" svg:y2="4.5cm" draw:start-shape="id3" draw:start-glue-point="7" draw:end-shape="id4" draw:end-glue-point="4" svg:d="m14500 2500h502v1251h-11252v74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ghia </meta:initial-creator>
    <meta:creation-date>2012-02-04T00:14:00</meta:creation-date>
    <dc:date>2012-02-04T00:34:56</dc:date>
    <dc:creator>Nghia </dc:creator>
    <meta:editing-duration>PT5M9S</meta:editing-duration>
    <meta:editing-cycles>3</meta:editing-cycles>
    <meta:generator>LibreOffice/3.4$Unix LibreOffice_project/340m1$Build-402</meta:generator>
    <meta:document-statistic meta:object-count="9"/>
  </office:meta>
</office:document-meta>
</file>